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b2b5" officeooo:paragraph-rsid="0003b2b5"/>
    </style:style>
    <style:style style:name="P2" style:family="paragraph" style:parent-style-name="Standard">
      <style:text-properties officeooo:rsid="0005a3be" officeooo:paragraph-rsid="0005a3be"/>
    </style:style>
    <style:style style:name="P3" style:family="paragraph" style:parent-style-name="Standard">
      <style:text-properties officeooo:rsid="0007c1bc" officeooo:paragraph-rsid="0007c1bc"/>
    </style:style>
    <style:style style:name="P4" style:family="paragraph" style:parent-style-name="Standard">
      <style:text-properties officeooo:rsid="00092586" officeooo:paragraph-rsid="00092586"/>
    </style:style>
    <style:style style:name="P5" style:family="paragraph" style:parent-style-name="Standard">
      <style:text-properties officeooo:rsid="0009dc7b" officeooo:paragraph-rsid="0009dc7b"/>
    </style:style>
    <style:style style:name="P6" style:family="paragraph" style:parent-style-name="Standard">
      <style:paragraph-properties fo:break-before="page"/>
      <style:text-properties officeooo:rsid="000c11ad" officeooo:paragraph-rsid="000c11ad"/>
    </style:style>
    <style:style style:name="P7" style:family="paragraph" style:parent-style-name="Standard">
      <style:text-properties officeooo:rsid="000c11ad" officeooo:paragraph-rsid="000c11ad"/>
    </style:style>
    <style:style style:name="P8" style:family="paragraph" style:parent-style-name="Standard" style:list-style-name="L1">
      <style:text-properties officeooo:rsid="0003b2b5" officeooo:paragraph-rsid="0003b2b5"/>
    </style:style>
    <style:style style:name="P9" style:family="paragraph" style:parent-style-name="Standard" style:list-style-name="L2">
      <style:text-properties officeooo:rsid="0005a3be" officeooo:paragraph-rsid="0005a3be"/>
    </style:style>
    <style:style style:name="P10" style:family="paragraph" style:parent-style-name="Standard" style:list-style-name="L3">
      <style:text-properties officeooo:rsid="0007c1bc" officeooo:paragraph-rsid="0007c1bc"/>
    </style:style>
    <style:style style:name="P11" style:family="paragraph" style:parent-style-name="Standard" style:list-style-name="L3">
      <style:text-properties officeooo:rsid="00092586" officeooo:paragraph-rsid="00092586"/>
    </style:style>
    <style:style style:name="P12" style:family="paragraph" style:parent-style-name="Standard" style:list-style-name="L4">
      <style:text-properties officeooo:rsid="0009dc7b" officeooo:paragraph-rsid="0009dc7b"/>
    </style:style>
    <style:style style:name="P13" style:family="paragraph" style:parent-style-name="Standard" style:list-style-name="L5">
      <style:text-properties officeooo:rsid="000d652e" officeooo:paragraph-rsid="000d652e"/>
    </style:style>
    <style:style style:name="P14" style:family="paragraph" style:parent-style-name="Standard">
      <style:text-properties officeooo:rsid="000d652e" officeooo:paragraph-rsid="000d652e"/>
    </style:style>
    <style:style style:name="P15" style:family="paragraph" style:parent-style-name="Standard" style:list-style-name="L5">
      <style:text-properties officeooo:rsid="000f5c8b" officeooo:paragraph-rsid="000f5c8b"/>
    </style:style>
    <style:style style:name="P16" style:family="paragraph" style:parent-style-name="Standard" style:list-style-name="L7">
      <style:text-properties officeooo:rsid="00134476" officeooo:paragraph-rsid="00134476"/>
    </style:style>
    <style:style style:name="P17" style:family="paragraph" style:parent-style-name="Standard" style:list-style-name="L7">
      <style:text-properties officeooo:rsid="00153add" officeooo:paragraph-rsid="00153add"/>
    </style:style>
    <style:style style:name="T1" style:family="text">
      <style:text-properties officeooo:rsid="000a6225"/>
    </style:style>
    <style:style style:name="T2" style:family="text">
      <style:text-properties officeooo:rsid="000b3627"/>
    </style:style>
    <style:style style:name="T3" style:family="text">
      <style:text-properties officeooo:rsid="000f5c8b"/>
    </style:style>
    <style:style style:name="T4" style:family="text">
      <style:text-properties officeooo:rsid="00178c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software maintenance?</text:p>
      <text:p text:style-name="P1">Software maintenance is the process of modifying and updating software after it has been delivered to the customer</text:p>
      <text:p text:style-name="P1"/>
      <text:p text:style-name="P1">What is the main purpose of software maintenance?</text:p>
      <text:p text:style-name="P1">The main purpose of software maintenance is to modify and update the application to:</text:p>
      <text:list xml:id="list771695306" text:style-name="L1">
        <text:list-item>
          <text:p text:style-name="P8">Correct faults</text:p>
        </text:list-item>
        <text:list-item>
          <text:p text:style-name="P8">Improve the design</text:p>
        </text:list-item>
        <text:list-item>
          <text:p text:style-name="P8">Implement enhancements</text:p>
        </text:list-item>
        <text:list-item>
          <text:p text:style-name="P8">Interface with other systems</text:p>
        </text:list-item>
        <text:list-item>
          <text:p text:style-name="P8">Migrate legacy software</text:p>
        </text:list-item>
        <text:list-item>
          <text:p text:style-name="P8">Retire software</text:p>
        </text:list-item>
      </text:list>
      <text:p text:style-name="P1"/>
      <text:p text:style-name="P2">Maintenance can be divided into the following:</text:p>
      <text:list xml:id="list5600627" text:style-name="L2">
        <text:list-item>
          <text:p text:style-name="P9">Corrective maintenance – involves addressing a piece of software’s errors, crashes, bugs, and system failures by identifying and fixing them</text:p>
        </text:list-item>
        <text:list-item>
          <text:p text:style-name="P9">Patching – is a quick fix for software that resolves security and functionality issues. Important as it helps update features, fix errors, and address vulnerabilities</text:p>
        </text:list-item>
        <text:list-item>
          <text:p text:style-name="P9">Adaptive maintenance – aims to adjust the software to match changes in the environment, such as hardware or software modifications, government regulations, and business rules. This form of maintenance ensures that software remains up-to-date and compatible with the most recent technologies and standards</text:p>
        </text:list-item>
        <text:list-item>
          <text:p text:style-name="P9">Perfective maintenance – improve functionality, performance, and reliability. It aims to improve the software to meet evolving user needs, increase efficiency, and make it easier to maintain and update</text:p>
        </text:list-item>
        <text:list-item>
          <text:p text:style-name="P9">Preventative maintenance – aims to avoid future issues by optimising the system, updating documentation, reviewing and testing it, and implementing preventative measures such as backups. Preventative maintenance minimizes downtime and boosts overall system performance by addressing possible issues before they arise</text:p>
        </text:list-item>
      </text:list>
      <text:p text:style-name="P2"/>
      <text:p text:style-name="P3">What are some of the major reasons why software maintenance is important?</text:p>
      <text:p text:style-name="P3">Some of the major reasons why software maintenance is important are:</text:p>
      <text:list xml:id="list1448454160" text:style-name="L3">
        <text:list-item>
          <text:p text:style-name="P10">Security enhancements</text:p>
        </text:list-item>
        <text:list-item>
          <text:p text:style-name="P10">Fixing bugs</text:p>
        </text:list-item>
        <text:list-item>
          <text:p text:style-name="P10">Improving performance and reliability</text:p>
        </text:list-item>
        <text:list-item>
          <text:p text:style-name="P10">Extending the software lifecycle</text:p>
        </text:list-item>
        <text:list-item>
          <text:p text:style-name="P11">Adding new features</text:p>
        </text:list-item>
      </text:list>
      <text:p text:style-name="P4"/>
      <text:p text:style-name="P5">What might the process of software maintenance include?</text:p>
      <text:p text:style-name="P5">The process of software maintenance often includes:</text:p>
      <text:list xml:id="list999367620" text:style-name="L4">
        <text:list-item>
          <text:p text:style-name="P12">Request analysis and prioritisation – <text:span text:style-name="T1">developers must look at any requests and prioritise which ones are more important to be dealt with first</text:span></text:p>
        </text:list-item>
        <text:list-item>
          <text:p text:style-name="P12">Testing – <text:span text:style-name="T1">using integration, unit, and regression testing to test features to </text:span><text:span text:style-name="T2">ensure the software works and</text:span><text:span text:style-name="T1"> identify</text:span><text:span text:style-name="T2">ing</text:span><text:span text:style-name="T1"> potential problems</text:span></text:p>
        </text:list-item>
        <text:list-item>
          <text:p text:style-name="P12">Updating documentation – <text:span text:style-name="T2">person making changes must ensure to update the technical documentation of the software to reflect all changes made</text:span></text:p>
        </text:list-item>
        <text:list-item>
          <text:p text:style-name="P12">Patching and fixing bugs – <text:span text:style-name="T1">addressing bugs, errors, or other issues that have been identified and release patches as required to rectify the issues</text:span></text:p>
        </text:list-item>
        <text:list-item>
          <text:p text:style-name="P12">Continuous improvement – <text:span text:style-name="T1">regularly engage with users and stakeholders to gather feedback to identify areas for improvement and optimise performance to enhance satisfaction</text:span></text:p>
        </text:list-item>
      </text:list>
      <text:p text:style-name="P6">Create a road map for the maintenance of the website that you are going to produce for the Health Advice Group.</text:p>
      <text:p text:style-name="P7">The roadmap needs to be presented in a simple format so that it can be presented to non-technical personnel from the Health Advice Group</text:p>
      <text:p text:style-name="P7"/>
      <text:p text:style-name="P14">Roadmap steps:</text:p>
      <text:list xml:id="list2522468314" text:style-name="L5">
        <text:list-item>
          <text:p text:style-name="P13">Identify potential problems</text:p>
        </text:list-item>
      </text:list>
      <text:list xml:id="list3394609138" text:style-name="L7">
        <text:list-item>
          <text:p text:style-name="P16">Collect user feedback</text:p>
        </text:list-item>
        <text:list-item>
          <text:p text:style-name="P17">Make sure third-party services (OpenWeatherMap) are still working</text:p>
        </text:list-item>
      </text:list>
      <text:list xml:id="list111645807682310" text:continue-list="list2522468314" text:style-name="L5">
        <text:list-item>
          <text:p text:style-name="P13">Analyse the identified problems</text:p>
        </text:list-item>
        <text:list-item>
          <text:p text:style-name="P13">Developing <text:span text:style-name="T3">improvements to the problems</text:span></text:p>
        </text:list-item>
        <text:list-item>
          <text:p text:style-name="P15">Test to make sure the improvements work as intended</text:p>
        </text:list-item>
        <text:list-item>
          <text:p text:style-name="P15">Implement the improvements</text:p>
        </text:list-item>
        <text:list-item>
          <text:p text:style-name="P15">Document all changes made</text:p>
        </text:list-item>
        <text:list-item>
          <text:p text:style-name="P15">Monitor to see if further issues arise</text:p>
        </text:list-item>
        <text:list-item>
          <text:p text:style-name="P13">Continuous improvement and suppor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09:06:29.523148584</meta:creation-date>
    <meta:generator>LibreOffice/7.3.7.2$Linux_X86_64 LibreOffice_project/30$Build-2</meta:generator>
    <dc:date>2025-11-20T11:16:29.363533287</dc:date>
    <meta:editing-duration>PT1H8M40S</meta:editing-duration>
    <meta:editing-cycles>15</meta:editing-cycles>
    <meta:document-statistic meta:table-count="0" meta:image-count="0" meta:object-count="0" meta:page-count="2" meta:paragraph-count="43" meta:word-count="507" meta:character-count="3331" meta:non-whitespace-character-count="2888"/>
  </office:meta>
</office:document-meta>
</file>